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Roboto" svg:font-family="Roboto" style:font-adornments="Light" style:font-pitch="variable"/>
    <style:font-face style:name="Roboto1" svg:font-family="Roboto" style:font-adornments="Maigre" style:font-pitch="variable"/>
    <style:font-face style:name="Times New Roman" svg:font-family="'Times New Roman'" style:font-family-generic="roman" style:font-pitch="variable"/>
    <style:font-face style:name="Calibri" svg:font-family="Calibri" style:font-adornments="Italique gras" style:font-family-generic="swiss" style:font-pitch="variable"/>
    <style:font-face style:name="Open Sans" svg:font-family="'Ope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fr" fo:country="FR"/>
    </style:style>
    <style:style style:name="P2" style:family="paragraph" style:parent-style-name="Text_20_body">
      <style:text-properties fo:language="fr" fo:country="FR"/>
    </style:style>
    <style:style style:name="P3" style:family="paragraph" style:parent-style-name="Standard">
      <style:paragraph-properties fo:text-align="center" style:justify-single-word="false"/>
      <style:text-properties fo:font-size="20pt" fo:language="fr" fo:country="FR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Roboto" fo:font-size="12pt" fo:language="fr" fo:country="FR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Roboto" fo:font-size="20pt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style:font-name="Roboto" fo:font-size="20pt" fo:language="fr" fo:country="FR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style:font-name="Roboto" fo:font-size="18pt" fo:language="fr" fo:country="FR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ff" style:font-name="Roboto" fo:font-size="20pt" fo:language="fr" fo:country="FR" style:font-size-asian="20pt" style:font-size-complex="20pt"/>
    </style:style>
    <style:style style:name="P9" style:family="paragraph" style:parent-style-name="Standard">
      <style:paragraph-properties fo:text-align="start" style:justify-single-word="false"/>
      <style:text-properties fo:language="fr" fo:country="FR"/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" style:family="paragraph" style:parent-style-name="Heading_20_2">
      <style:text-properties fo:language="fr" fo:country="FR"/>
    </style:style>
    <style:style style:name="P13" style:family="paragraph" style:parent-style-name="Heading_20_2">
      <style:paragraph-properties fo:break-before="page"/>
      <style:text-properties fo:language="fr" fo:country="FR"/>
    </style:style>
    <style:style style:name="P14" style:family="paragraph" style:parent-style-name="Heading_20_1">
      <style:paragraph-properties fo:break-before="page"/>
      <style:text-properties fo:language="fr" fo:country="FR"/>
    </style:style>
    <style:style style:name="P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text-align="start" style:justify-single-word="false"/>
      <style:text-properties fo:language="fr" fo:country="FR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text-properties fo:language="fr" fo:country="FR"/>
    </style:style>
    <style:style style:name="P19" style:family="paragraph" style:parent-style-name="Text_20_body" style:list-style-name="L2">
      <style:text-properties fo:language="fr" fo:country="FR"/>
    </style:style>
    <style:style style:name="T1" style:family="text">
      <style:text-properties fo:language="fr" fo:country="F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8"/>
      <text:p text:style-name="P8">Université du Maine</text:p>
      <text:p text:style-name="P5">Master Ingénierie des Systèmes Intelligents</text:p>
      <text:p text:style-name="P5">Module M1-178EN008</text:p>
      <text:p text:style-name="P5">Conception et Développement Logiciel</text:p>
      <text:p text:style-name="P6"/>
      <text:p text:style-name="P6"/>
      <text:p text:style-name="P7"><text:bookmark text:name="yui_3_9_1_2_1456323648727_281"/>Projet 6 - Développement d’un prototype </text:p>
      <text:p text:style-name="P7">de livret bilan de compétences</text:p>
      <text:p text:style-name="P7">Documentation technique - Javascript</text:p>
      <text:p text:style-name="P6"/>
      <text:p text:style-name="P6"/>
      <text:p text:style-name="P4">Corentin DELORME</text:p>
      <text:p text:style-name="P4">Loïc GUENVER</text:p>
      <text:p text:style-name="P4">Ronan YZEUX</text:p>
      <text:p text:style-name="P4"/>
      <text:p text:style-name="P4">12 mars 2016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5"><text:a xlink:type="simple" xlink:href="#__RefHeading___Toc975_939864212" text:style-name="Index_20_Link" text:visited-style-name="Index_20_Link"><text:s/>1.Fichier generer-liste-competences.js<text:tab/>4</text:a></text:p>
          <text:p text:style-name="P10"><text:a xlink:type="simple" xlink:href="#__RefHeading___Toc977_939864212" text:style-name="Index_20_Link" text:visited-style-name="Index_20_Link"><text:s/>1.1.Fonction genererBoutonGestion<text:tab/>4</text:a></text:p>
          <text:p text:style-name="P11"><text:a xlink:type="simple" xlink:href="#__RefHeading___Toc979_939864212" text:style-name="Index_20_Link" text:visited-style-name="Index_20_Link"><text:s/>a)Paramètres <text:tab/>4</text:a></text:p>
          <text:p text:style-name="P11"><text:a xlink:type="simple" xlink:href="#__RefHeading___Toc981_939864212" text:style-name="Index_20_Link" text:visited-style-name="Index_20_Link"><text:s/>b)Retour <text:tab/>4</text:a></text:p>
          <text:p text:style-name="P10"><text:a xlink:type="simple" xlink:href="#__RefHeading___Toc983_939864212" text:style-name="Index_20_Link" text:visited-style-name="Index_20_Link"><text:s/>1.2.Fonction genererLigneCompetenceGestion<text:tab/>4</text:a></text:p>
          <text:p text:style-name="P11"><text:a xlink:type="simple" xlink:href="#__RefHeading___Toc985_939864212" text:style-name="Index_20_Link" text:visited-style-name="Index_20_Link"><text:s/>a)Paramètres <text:tab/>4</text:a></text:p>
          <text:p text:style-name="P11"><text:a xlink:type="simple" xlink:href="#__RefHeading___Toc987_939864212" text:style-name="Index_20_Link" text:visited-style-name="Index_20_Link"><text:s/>b)Retour <text:tab/>4</text:a></text:p>
          <text:p text:style-name="P10"><text:a xlink:type="simple" xlink:href="#__RefHeading___Toc989_939864212" text:style-name="Index_20_Link" text:visited-style-name="Index_20_Link"><text:s/>1.3.Fonction genererListeCompetences<text:tab/>5</text:a></text:p>
          <text:p text:style-name="P11"><text:a xlink:type="simple" xlink:href="#__RefHeading___Toc991_939864212" text:style-name="Index_20_Link" text:visited-style-name="Index_20_Link"><text:s/>a)Paramètres <text:tab/>5</text:a></text:p>
          <text:p text:style-name="P11"><text:a xlink:type="simple" xlink:href="#__RefHeading___Toc993_939864212" text:style-name="Index_20_Link" text:visited-style-name="Index_20_Link"><text:s/>b)Retour <text:tab/>5</text:a></text:p>
          <text:p text:style-name="P10"><text:a xlink:type="simple" xlink:href="#__RefHeading___Toc995_939864212" text:style-name="Index_20_Link" text:visited-style-name="Index_20_Link"><text:s/>1.4.Fonction majArbre<text:tab/>5</text:a></text:p>
          <text:p text:style-name="P11"><text:a xlink:type="simple" xlink:href="#__RefHeading___Toc997_939864212" text:style-name="Index_20_Link" text:visited-style-name="Index_20_Link"><text:s/>a)Paramètre<text:tab/>5</text:a></text:p>
          <text:p text:style-name="P15"><text:a xlink:type="simple" xlink:href="#__RefHeading___Toc999_939864212" text:style-name="Index_20_Link" text:visited-style-name="Index_20_Link"><text:s/>2.Fichier generic-modal.js<text:tab/>5</text:a></text:p>
          <text:p text:style-name="P15"><text:a xlink:type="simple" xlink:href="#__RefHeading___Toc1001_939864212" text:style-name="Index_20_Link" text:visited-style-name="Index_20_Link"><text:s/>3.Fichier gestion-competences.js<text:tab/>6</text:a></text:p>
          <text:p text:style-name="P10"><text:a xlink:type="simple" xlink:href="#__RefHeading___Toc1003_939864212" text:style-name="Index_20_Link" text:visited-style-name="Index_20_Link"><text:s/>3.1.Fonction setCompetencesVisibilite<text:tab/>6</text:a></text:p>
          <text:p text:style-name="P11"><text:a xlink:type="simple" xlink:href="#__RefHeading___Toc1005_939864212" text:style-name="Index_20_Link" text:visited-style-name="Index_20_Link"><text:s/>a)Paramètres <text:tab/>6</text:a></text:p>
          <text:p text:style-name="P10"><text:a xlink:type="simple" xlink:href="#__RefHeading___Toc1007_939864212" text:style-name="Index_20_Link" text:visited-style-name="Index_20_Link"><text:s/>3.2.Fonction setCompetencesVisibiliteOnClick<text:tab/>6</text:a></text:p>
          <text:p text:style-name="P10"><text:a xlink:type="simple" xlink:href="#__RefHeading___Toc1009_939864212" text:style-name="Index_20_Link" text:visited-style-name="Index_20_Link"><text:s/>3.3.Fonction majButtons<text:tab/>6</text:a></text:p>
          <text:p text:style-name="P11"><text:a xlink:type="simple" xlink:href="#__RefHeading___Toc1011_939864212" text:style-name="Index_20_Link" text:visited-style-name="Index_20_Link"><text:s/>a)Paramètre <text:tab/>6</text:a></text:p>
          <text:p text:style-name="P10"><text:a xlink:type="simple" xlink:href="#__RefHeading___Toc1013_939864212" text:style-name="Index_20_Link" text:visited-style-name="Index_20_Link"><text:s/>3.4.Fonction majArbreGestionCompetences<text:tab/>6</text:a></text:p>
          <text:p text:style-name="P11"><text:a xlink:type="simple" xlink:href="#__RefHeading___Toc1015_939864212" text:style-name="Index_20_Link" text:visited-style-name="Index_20_Link"><text:s/>a)Paramètres <text:tab/>6</text:a></text:p>
          <text:p text:style-name="P10"><text:a xlink:type="simple" xlink:href="#__RefHeading___Toc1017_939864212" text:style-name="Index_20_Link" text:visited-style-name="Index_20_Link"><text:s/>3.5.Fonction buttonSubmitGestionCompetences<text:tab/>6</text:a></text:p>
          <text:p text:style-name="P15"><text:a xlink:type="simple" xlink:href="#__RefHeading___Toc1019_939864212" text:style-name="Index_20_Link" text:visited-style-name="Index_20_Link"><text:s/>4.Fichier treeview.js<text:tab/>7</text:a></text:p>
          <text:p text:style-name="P15"><text:a xlink:type="simple" xlink:href="#__RefHeading___Toc1021_939864212" text:style-name="Index_20_Link" text:visited-style-name="Index_20_Link"><text:s/>5.Fichier validation-competences.js<text:tab/>7</text:a></text:p>
          <text:p text:style-name="P10"><text:a xlink:type="simple" xlink:href="#__RefHeading___Toc1023_939864212" text:style-name="Index_20_Link" text:visited-style-name="Index_20_Link"><text:s/>5.1.Fonction $('#validationUtilisateursModal').on('show.bs.modal')<text:tab/>7</text:a></text:p>
          <text:p text:style-name="P10"><text:a xlink:type="simple" xlink:href="#__RefHeading___Toc1025_939864212" text:style-name="Index_20_Link" text:visited-style-name="Index_20_Link"><text:s/>5.2.Fonction genererListGroupItem<text:tab/>7</text:a></text:p>
          <text:p text:style-name="P11"><text:a xlink:type="simple" xlink:href="#__RefHeading___Toc1027_939864212" text:style-name="Index_20_Link" text:visited-style-name="Index_20_Link"><text:s/>a)Paramètres <text:tab/>7</text:a></text:p>
          <text:p text:style-name="P11"><text:a xlink:type="simple" xlink:href="#__RefHeading___Toc1029_939864212" text:style-name="Index_20_Link" text:visited-style-name="Index_20_Link"><text:s/>b)Retour <text:tab/>7</text:a></text:p>
          <text:p text:style-name="P10"><text:a xlink:type="simple" xlink:href="#__RefHeading___Toc1031_939864212" text:style-name="Index_20_Link" text:visited-style-name="Index_20_Link"><text:s/>5.3.Fonction buttonSubmitValidation<text:tab/>7</text:a></text:p>
          <text:p text:style-name="P10"><text:a xlink:type="simple" xlink:href="#__RefHeading___Toc1033_939864212" text:style-name="Index_20_Link" text:visited-style-name="Index_20_Link"><text:s/>5.4.Fonction afficherCompetence<text:tab/>8</text:a></text:p>
          <text:p text:style-name="P15"><text:a xlink:type="simple" xlink:href="#__RefHeading___Toc1035_939864212" text:style-name="Index_20_Link" text:visited-style-name="Index_20_Link"><text:s/>6.Fichier window-on-load.js<text:tab/>8</text:a></text:p>
          <text:p text:style-name="P10"><text:a xlink:type="simple" xlink:href="#__RefHeading___Toc1037_939864212" text:style-name="Index_20_Link" text:visited-style-name="Index_20_Link"><text:s/>6.1.Fonction changerNavActive<text:tab/>8</text:a></text:p>
          <text:p text:style-name="P11"><text:a xlink:type="simple" xlink:href="#__RefHeading___Toc1039_939864212" text:style-name="Index_20_Link" text:visited-style-name="Index_20_Link"><text:s/>a)Paramètre<text:tab/>8</text:a></text:p>
          <text:p text:style-name="P10"><text:a xlink:type="simple" xlink:href="#__RefHeading___Toc1041_939864212" text:style-name="Index_20_Link" text:visited-style-name="Index_20_Link"><text:s/>6.2.Fonction $(window).on('load')<text:tab/>8</text:a></text:p>
          <text:p text:style-name="P15"><text:a xlink:type="simple" xlink:href="#__RefHeading__707_1893914594" text:style-name="Index_20_Link" text:visited-style-name="Index_20_Link"><text:s/>7.Fichier export-competences.js<text:tab/>9</text:a></text:p>
          <text:p text:style-name="P10"><text:a xlink:type="simple" xlink:href="#__RefHeading__709_1893914594" text:style-name="Index_20_Link" text:visited-style-name="Index_20_Link"><text:s/>7.1.Fonction $('#btnExport').click(function (){...})<text:tab/>9</text:a></text:p>
        </text:index-body>
      </text:table-of-content>
      <text:p text:style-name="P9"><text:soft-page-break/></text:p>
      <text:h text:style-name="P14" text:outline-level="1"><text:bookmark-start text:name="__RefHeading___Toc975_939864212"/>Fichier generer-liste-competences.js<text:bookmark-end text:name="__RefHeading___Toc975_939864212"/></text:h>
      <text:p text:style-name="P2">Ce fichier sert à générer la liste arborescente contenant les compétences.</text:p>
      <text:h text:style-name="P12" text:outline-level="2"><text:bookmark-start text:name="__RefHeading___Toc977_939864212"/>Fonction genererBoutonGestion<text:bookmark-end text:name="__RefHeading___Toc977_939864212"/></text:h>
      <text:p text:style-name="P2">Fonction qui génère un bouton de gestion (ajouter, modifier, rendre visible ou invisible et supprimer une compétence) avec une image de type Glyphicon et un tooltip.</text:p>
      <text:h text:style-name="Heading_20_3" text:outline-level="3"><text:bookmark-start text:name="__RefHeading___Toc979_939864212"/>Paramètres <text:bookmark-end text:name="__RefHeading___Toc979_939864212"/></text:h>
      <text:list xml:id="list3663075721019278405" text:style-name="L1">
        <text:list-item>
          <text:p text:style-name="P17">competence : compétence associée au bouton</text:p>
        </text:list-item>
        <text:list-item>
          <text:p text:style-name="P17">dataType : type de l’action associé au bouton</text:p>
        </text:list-item>
        <text:list-item>
          <text:p text:style-name="P17">title : texte du tooltip</text:p>
        </text:list-item>
        <text:list-item>
          <text:p text:style-name="P17">classGlyphicon : classe de l’image glyphicon à utiliser</text:p>
        </text:list-item>
      </text:list>
      <text:h text:style-name="Heading_20_3" text:outline-level="3"><text:bookmark-start text:name="__RefHeading___Toc981_939864212"/>Retour <text:bookmark-end text:name="__RefHeading___Toc981_939864212"/></text:h>
      <text:p text:style-name="P2">Code HTML du bouton généré</text:p>
      <text:h text:style-name="P12" text:outline-level="2"><text:bookmark-start text:name="__RefHeading___Toc983_939864212"/>Fonction genererLigneCompetenceGestion<text:bookmark-end text:name="__RefHeading___Toc983_939864212"/></text:h>
      <text:p text:style-name="Text_20_body"><text:span text:style-name="T1">Fonction qui génère un</text:span><text:span text:style-name="T1">e</text:span><text:span text:style-name="T1"> </text:span><text:span text:style-name="T1">ligne avec une compétence associée ainsi que l’ensemble des boutons de gestion qui vont agir sur cette compétence</text:span><text:span text:style-name="T1">.</text:span></text:p>
      <text:h text:style-name="Heading_20_3" text:outline-level="3"><text:bookmark-start text:name="__RefHeading___Toc985_939864212"/>Paramètres <text:bookmark-end text:name="__RefHeading___Toc985_939864212"/></text:h>
      <text:list xml:id="list35293795" text:continue-numbering="true" text:style-name="L1">
        <text:list-item>
          <text:p text:style-name="P17">competence : compétence associée</text:p>
        </text:list-item>
        <text:list-item>
          <text:p text:style-name="P17">display: « display-normal » ou « display-none » en fonction de l’affichage CSS souhaité</text:p>
        </text:list-item>
      </text:list>
      <text:h text:style-name="Heading_20_3" text:outline-level="3"><text:bookmark-start text:name="__RefHeading___Toc987_939864212"/>Retour <text:bookmark-end text:name="__RefHeading___Toc987_939864212"/></text:h>
      <text:p text:style-name="P2">Code HTML de la ligne générée</text:p>
      <text:h text:style-name="P13" text:outline-level="2"><text:bookmark-start text:name="__RefHeading___Toc989_939864212"/>Fonction genererListeCompetences<text:bookmark-end text:name="__RefHeading___Toc989_939864212"/></text:h>
      <text:p text:style-name="Text_20_body"><text:span text:style-name="T1">Fonction qui génère </text:span><text:span text:style-name="T1">la liste arborescente des compétences</text:span></text:p>
      <text:h text:style-name="Heading_20_3" text:outline-level="3"><text:bookmark-start text:name="__RefHeading___Toc991_939864212"/>Paramètres <text:bookmark-end text:name="__RefHeading___Toc991_939864212"/></text:h>
      <text:list xml:id="list35278642" text:continue-numbering="true" text:style-name="L1">
        <text:list-item>
          <text:p text:style-name="P17">parent : parent de la compétence (mettre 0 à l’appel de la fonction)</text:p>
        </text:list-item>
        <text:list-item>
          <text:p text:style-name="P17">niveau: niveau courant (mettre 0 à l’appel de la fonction)</text:p>
        </text:list-item>
        <text:list-item>
          <text:p text:style-name="P17">competences : compétences au format JSON qui vont constituer la liste</text:p>
        </text:list-item>
        <text:list-item>
          <text:p text:style-name="P17">typeAffichage : type d’affichage à utiliser, soit « gestionCompetences » pour générer la liste avec les boutons de gestion associés à chaque compétence ou alors « afficherCompetences » pour générer seulement la liste des compétences</text:p>
        </text:list-item>
      </text:list>
      <text:h text:style-name="Heading_20_3" text:outline-level="3"><text:bookmark-start text:name="__RefHeading___Toc993_939864212"/>Retour <text:bookmark-end text:name="__RefHeading___Toc993_939864212"/></text:h>
      <text:p text:style-name="P2">Code HTML de la liste arborescente générée</text:p>
      <text:h text:style-name="Heading_20_2" text:outline-level="2"><text:bookmark-start text:name="__RefHeading___Toc995_939864212"/>Fonction majArbre<text:bookmark-end text:name="__RefHeading___Toc995_939864212"/></text:h>
      <text:p text:style-name="Text_20_body"><text:span text:style-name="T1">Fonction qui </text:span><text:span text:style-name="T1">actualise l’arbre en lui appliquant le style treeview afin d’obtenir le bon affichage.</text:span></text:p>
      <text:h text:style-name="Heading_20_3" text:outline-level="3"><text:bookmark-start text:name="__RefHeading___Toc997_939864212"/>Paramètre<text:bookmark-end text:name="__RefHeading___Toc997_939864212"/></text:h>
      <text:list xml:id="list35295362" text:continue-numbering="true" text:style-name="L1">
        <text:list-item>
          <text:p text:style-name="P17">arbre : arbre à mettre à jour</text:p>
        </text:list-item>
      </text:list>
      <text:h text:style-name="Heading_20_1" text:outline-level="1"><text:bookmark-start text:name="__RefHeading___Toc999_939864212"/>Fichier generic-modal.js<text:bookmark-end text:name="__RefHeading___Toc999_939864212"/></text:h>
      <text:p text:style-name="Text_20_body"/>
      <text:p text:style-name="Text_20_body">Ce fichier s’occupe de la gestion et de la création de la boite de dialogue générique qui permet de faire l’ensemble des actions du site.</text:p>
      <text:p text:style-name="Text_20_body">Il récupère les informations par rapport au bouton qui a été cliqué puis rempli la boite de dialogue en fonction du type d’action puis met à jour la boite de dialogue en fonction ainsi que l’action sur le bouton de sauvegarde.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001_939864212"/><text:soft-page-break/>Fichier gestion-competences.js<text:bookmark-end text:name="__RefHeading___Toc1001_939864212"/></text:h>
      <text:p text:style-name="Text_20_body">Fichier qui gère les actions de la page de gestion des compétences.</text:p>
      <text:h text:style-name="Heading_20_2" text:outline-level="2"><text:bookmark-start text:name="__RefHeading___Toc1003_939864212"/>Fonction setCompetencesVisibilite<text:bookmark-end text:name="__RefHeading___Toc1003_939864212"/></text:h>
      <text:p text:style-name="Text_20_body"><text:span text:style-name="T1">Fonction qui </text:span><text:span text:style-name="T1">permet de changer la visibilité d’une </text:span><text:span text:style-name="T1">ou plusieurs compétence(s) </text:span></text:p>
      <text:h text:style-name="Heading_20_3" text:outline-level="3"><text:bookmark-start text:name="__RefHeading___Toc1005_939864212"/>Paramètres <text:bookmark-end text:name="__RefHeading___Toc1005_939864212"/></text:h>
      <text:list xml:id="list35283912" text:continue-numbering="true" text:style-name="L1">
        <text:list-item>
          <text:p text:style-name="P17">competences : compétence(s) à modifier</text:p>
        </text:list-item>
        <text:list-item>
          <text:p text:style-name="P17">visibilite: « setCompetencesInvisibles » ou « setCompetencesVisibles »</text:p>
        </text:list-item>
      </text:list>
      <text:h text:style-name="Heading_20_2" text:outline-level="2"><text:bookmark-start text:name="__RefHeading___Toc1007_939864212"/>Fonction setCompetencesVisibiliteOnClick<text:bookmark-end text:name="__RefHeading___Toc1007_939864212"/></text:h>
      <text:p text:style-name="Text_20_body"><text:span text:style-name="T1">Fonction </text:span><text:span text:style-name="T1">onClick sur les boutons de changement de visibilité lorsque l’action va modifier qu’une seule compétence et non plusieurs compétences en cascade.</text:span></text:p>
      <text:h text:style-name="Heading_20_2" text:outline-level="2"><text:bookmark-start text:name="__RefHeading___Toc1009_939864212"/>Fonction majButtons<text:bookmark-end text:name="__RefHeading___Toc1009_939864212"/></text:h>
      <text:p text:style-name="Text_20_body"><text:span text:style-name="T1">Fonction qui </text:span><text:span text:style-name="T1">permet de changer l</text:span><text:span text:style-name="T1">e bouton actif sur la page de gestion des compétences (toutes les compétences, compétences visibles ou compétences invisibles)</text:span></text:p>
      <text:h text:style-name="Heading_20_3" text:outline-level="3"><text:bookmark-start text:name="__RefHeading___Toc1011_939864212"/>Paramètre <text:bookmark-end text:name="__RefHeading___Toc1011_939864212"/></text:h>
      <text:list xml:id="list35295503" text:continue-numbering="true" text:style-name="L1">
        <text:list-item>
          <text:p text:style-name="P18">nouveauBouton : nouveau bouton à mettre actif</text:p>
        </text:list-item>
      </text:list>
      <text:h text:style-name="Heading_20_2" text:outline-level="2"><text:bookmark-start text:name="__RefHeading___Toc1013_939864212"/>Fonction majArbreGestionCompetences<text:bookmark-end text:name="__RefHeading___Toc1013_939864212"/></text:h>
      <text:p text:style-name="Text_20_body"><text:span text:style-name="T1">Fonction qui </text:span><text:span text:style-name="T1">permet de </text:span><text:span text:style-name="T1">mettre à jour l’arbre de gestion des compétences en fonction du filtre sélectionné (toutes les compétences, compétences visibles ou compétences invisibles)</text:span></text:p>
      <text:h text:style-name="Heading_20_3" text:outline-level="3"><text:bookmark-start text:name="__RefHeading___Toc1015_939864212"/>Paramètres <text:bookmark-end text:name="__RefHeading___Toc1015_939864212"/></text:h>
      <text:list xml:id="list35294697" text:continue-numbering="true" text:style-name="L1">
        <text:list-item>
          <text:p text:style-name="P18">button : bouton qui a été cliqué</text:p>
        </text:list-item>
        <text:list-item>
          <text:p text:style-name="P18">type : type de compétences à afficher dans l’arbre de gestion</text:p>
        </text:list-item>
      </text:list>
      <text:h text:style-name="P12" text:outline-level="2"><text:bookmark-start text:name="__RefHeading___Toc1017_939864212"/>Fonction buttonSubmitGestionCompetences<text:bookmark-end text:name="__RefHeading___Toc1017_939864212"/></text:h>
      <text:p text:style-name="P2">Fonction associée au bouton de sauvegarde dans la boite de dialogue de la page gestion des compétences en fonction de l’action du bouton cliqué.</text:p>
      <text:p text:style-name="P2">Elle appelle les fonctions de l’API compétences pour modifier les données dans la base de données puis change l’arbre de façon dynamique en fonction de l’action effectuée.</text:p>
      <text:h text:style-name="Heading_20_1" text:outline-level="1"><text:bookmark-start text:name="__RefHeading___Toc1019_939864212"/><text:soft-page-break/>Fichier treeview.js<text:bookmark-end text:name="__RefHeading___Toc1019_939864212"/></text:h>
      <text:p text:style-name="P2"/>
      <text:p text:style-name="P2">Fichier qui gère l’affichage des listes arborescentes contenant les compétences pour pouvoir les déplier/replier de façon dynamique.</text:p>
      <text:p text:style-name="P2"/>
      <text:h text:style-name="Heading_20_1" text:outline-level="1"><text:bookmark-start text:name="__RefHeading___Toc1021_939864212"/>Fichier validation-competences.js<text:bookmark-end text:name="__RefHeading___Toc1021_939864212"/></text:h>
      <text:h text:style-name="Heading_20_2" text:outline-level="2"><text:bookmark-start text:name="__RefHeading___Toc1023_939864212"/>Fonction $('#validationUtilisateursModal').on('show.bs.modal')<text:bookmark-end text:name="__RefHeading___Toc1023_939864212"/></text:h>
      <text:p text:style-name="Text_20_body"><text:span text:style-name="T1">Fonction qui </text:span><text:span text:style-name="T1">permet de </text:span><text:span text:style-name="T1">gérer la boite de dialogue de validation d’une compétence par un tuteur</text:span><text:span text:style-name="T1"> </text:span><text:span text:style-name="T1">en affichant l’explication de l’étudiant pour justifier la validation de cette compétence ainsi qu’un formulaire pour que le tuteur puisse expliquer sa décision en cas de refus.</text:span></text:p>
      <text:h text:style-name="Heading_20_2" text:outline-level="2"><text:bookmark-start text:name="__RefHeading___Toc1025_939864212"/>Fonction genererListGroupItem<text:bookmark-end text:name="__RefHeading___Toc1025_939864212"/></text:h>
      <text:p text:style-name="Text_20_body"><text:span text:style-name="T1">Fonction qui </text:span><text:span text:style-name="T1">permet de </text:span><text:span text:style-name="T1">générer une ligne de type ListGroupItem </text:span></text:p>
      <text:h text:style-name="Heading_20_3" text:outline-level="3"><text:bookmark-start text:name="__RefHeading___Toc1027_939864212"/>Paramètres <text:bookmark-end text:name="__RefHeading___Toc1027_939864212"/></text:h>
      <text:list xml:id="list35281791" text:continue-numbering="true" text:style-name="L1">
        <text:list-item>
          <text:p text:style-name="P17">objet: compétence ou utilisateur associé à la ligne</text:p>
        </text:list-item>
        <text:list-item>
          <text:p text:style-name="P17">couleur: couleur du background et/ou du texte</text:p>
        </text:list-item>
        <text:list-item>
          <text:p text:style-name="P17">type: type de l’action lorsqu’on clique sur la ligne</text:p>
        </text:list-item>
        <text:list-item>
          <text:p text:style-name="P17">title: texte du tooltip</text:p>
        </text:list-item>
        <text:list-item>
          <text:p text:style-name="P17">classGlyphicon : classe de l’image glyphicon à utiliser</text:p>
        </text:list-item>
        <text:list-item>
          <text:p text:style-name="P17">estConnecte : booléen afin de savoir si l’utilisateur est connecté ou non</text:p>
        </text:list-item>
      </text:list>
      <text:h text:style-name="Heading_20_3" text:outline-level="3"><text:bookmark-start text:name="__RefHeading___Toc1029_939864212"/>Retour <text:bookmark-end text:name="__RefHeading___Toc1029_939864212"/></text:h>
      <text:p text:style-name="P2">Code HTML de la ligne ListGroupItem générée</text:p>
      <text:h text:style-name="Heading_20_2" text:outline-level="2"><text:bookmark-start text:name="__RefHeading___Toc1031_939864212"/>Fonction buttonSubmitValidation<text:bookmark-end text:name="__RefHeading___Toc1031_939864212"/></text:h>
      <text:p text:style-name="Text_20_body">Fonction associée au bouton de sauvegarde de la boite de dialogue de validation des compétences.</text:p>
      <text:p text:style-name="P2">Elle appelle les fonctions de l’API compétences pour modifier les données dans la base de données puis change les ListGroupItem de façon dynamique en fonction de l’action effectuée.</text:p>
      <text:p text:style-name="P2"><text:soft-page-break/></text:p>
      <text:p text:style-name="P2"/>
      <text:p text:style-name="P2"/>
      <text:h text:style-name="Heading_20_2" text:outline-level="2"><text:bookmark-start text:name="__RefHeading___Toc1033_939864212"/>Fonction afficherCompetence<text:bookmark-end text:name="__RefHeading___Toc1033_939864212"/></text:h>
      <text:p text:style-name="Text_20_body">Fonction associée aux compétences feuilles dans la liste des compétences de la page mes compétences et dans la page validation des compétences pour les tuteurs.</text:p>
      <text:p text:style-name="Text_20_body">Elle modifie la couleur de la compétence sélectionnée puis génère les ListGroupItem correspondant à la compétence sélectionnée, c’est à dire soit les sous compétences à valider dans la page mes compétences ou alors les étudiants en attende de validation sur la page de validation des compétences.</text:p>
      <text:h text:style-name="Heading_20_1" text:outline-level="1"><text:bookmark-start text:name="__RefHeading___Toc1035_939864212"/>Fichier window-on-load.js<text:bookmark-end text:name="__RefHeading___Toc1035_939864212"/></text:h>
      <text:p text:style-name="Text_20_body">Fichier qui s’occupe des actions à faire au chargement d’une page comme le chargement des compétences.</text:p>
      <text:h text:style-name="Heading_20_2" text:outline-level="2"><text:bookmark-start text:name="__RefHeading___Toc1037_939864212"/>Fonction changerNavActive<text:bookmark-end text:name="__RefHeading___Toc1037_939864212"/></text:h>
      <text:p text:style-name="Text_20_body"><text:span text:style-name="T1">Fonction qui </text:span><text:span text:style-name="T1">permet de changer l’onglet actif dans la barre de navigation en haut du site</text:span></text:p>
      <text:h text:style-name="Heading_20_3" text:outline-level="3"><text:bookmark-start text:name="__RefHeading___Toc1039_939864212"/>Paramètre<text:bookmark-end text:name="__RefHeading___Toc1039_939864212"/></text:h>
      <text:list xml:id="list35286981" text:continue-numbering="true" text:style-name="L1">
        <text:list-item>
          <text:p text:style-name="P17">action : action de la page courante (mes-competences, gestion-competences ou valider-competences-utilisateurs)</text:p>
        </text:list-item>
      </text:list>
      <text:h text:style-name="Heading_20_2" text:outline-level="2"><text:bookmark-start text:name="__RefHeading___Toc1041_939864212"/>Fonction $(window).on('load')<text:bookmark-end text:name="__RefHeading___Toc1041_939864212"/></text:h>
      <text:p text:style-name="Text_20_body"><text:span text:style-name="T1">Fonction qui </text:span><text:span text:style-name="T1">charge les compétences en fonction de la page</text:span></text:p>
      <text:list xml:id="list2932030562612874673" text:style-name="L2">
        <text:list-item>
          <text:p text:style-name="P19">Mes compétences : charge la liste des compétences visibles sans les feuilles ainsi que les compétences validées par l’utilisateur connecté</text:p>
        </text:list-item>
        <text:list-item>
          <text:p text:style-name="P19">Gestion des compétences : charge l’ensemble des compétences</text:p>
        </text:list-item>
        <text:list-item>
          <text:p text:style-name="P19">Validation des compétences : charge les compétences où il y a au moins un étudiant en attente de validation</text:p>
        </text:list-item>
      </text:list>
      <text:p text:style-name="P2"/>
      <text:p text:style-name="P2"/>
      <text:h text:style-name="Heading_20_1" text:outline-level="1"><text:bookmark-start text:name="__RefHeading__707_1893914594"/><text:soft-page-break/>Fichier export-competences.js<text:bookmark-end text:name="__RefHeading__707_1893914594"/></text:h>
      <text:h text:style-name="Heading_20_2" text:outline-level="2"><text:bookmark-start text:name="__RefHeading__709_1893914594"/>Fonction $('#btnExport').click(function (){...})<text:bookmark-end text:name="__RefHeading__709_1893914594"/></text:h>
      <text:p text:style-name="Text_20_body">Fonction qui permet l'export en xml de l'arbre de compétences validées par l'utilisateur.</text:p>
      <text:p text:style-name="Text_20_body">Construit, l'arbre sous forme de chaine de caractères puis l'encode et l'ajoute en cible au lien du bouton export XML de l'interfa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Roboto" svg:font-family="Roboto" style:font-adornments="Light" style:font-pitch="variable"/>
    <style:font-face style:name="Roboto1" svg:font-family="Roboto" style:font-adornments="Maigre" style:font-pitch="variable"/>
    <style:font-face style:name="Times New Roman" svg:font-family="'Times New Roman'" style:font-family-generic="roman" style:font-pitch="variable"/>
    <style:font-face style:name="Calibri" svg:font-family="Calibri" style:font-adornments="Italique gras" style:font-family-generic="swiss" style:font-pitch="variable"/>
    <style:font-face style:name="Open Sans" svg:font-family="'Ope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Roboto1" fo:font-weight="250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Open Sans" fo:font-size="14pt" fo:font-weight="normal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101cm" fo:border-left="0.176cm solid #0084d1" fo:border-right="none" fo:border-top="none" fo:border-bottom="0.035cm solid #0084d1" style:shadow="none"/>
      <style:text-properties fo:color="#0084d1" fo:font-size="115%" style:text-underline-style="none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padding="0cm" fo:border-left="none" fo:border-right="none" fo:border-top="none" fo:border-bottom="0.018cm solid #0084d1" style:shadow="none"/>
      <style:text-properties fo:color="#0084d1" fo:font-size="14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84d1" fo:font-size="14pt" fo:font-style="italic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color="#0084d1" style:font-name="Calibri" fo:font-size="8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fo:text-indent="0.499cm" fo:margin-left="-0.49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fr" fo:country="FR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2M49S</meta:editing-duration>
    <meta:editing-cycles>17</meta:editing-cycles>
    <meta:generator>OpenOffice/4.1.2$Win32 OpenOffice.org_project/412m3$Build-9782</meta:generator>
    <dc:date>2016-03-12T15:10:49.76</dc:date>
    <dc:creator>Loïc Guenver</dc:creator>
    <meta:document-statistic meta:table-count="0" meta:image-count="0" meta:object-count="0" meta:page-count="9" meta:paragraph-count="141" meta:word-count="1103" meta:character-count="7731"/>
    <meta:user-defined meta:name="Info 1"/>
    <meta:user-defined meta:name="Info 2"/>
    <meta:user-defined meta:name="Info 3"/>
    <meta:user-defined meta:name="Info 4"/>
  </office:meta>
</office:document-meta>
</file>